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paragraph-properties fo:line-height="150%" fo:text-align="justify" style:justify-single-word="false"/>
    </style:style>
    <style:style style:name="P2" style:family="paragraph" style:parent-style-name="Standard" style:list-style-name="L2">
      <style:paragraph-properties fo:line-height="150%" fo:text-align="justify" style:justify-single-word="false"/>
    </style:style>
    <style:style style:name="P3" style:family="paragraph" style:parent-style-name="Standard" style:list-style-name="L2">
      <style:paragraph-properties fo:line-height="150%" fo:text-align="justify" style:justify-single-word="false"/>
      <style:text-properties officeooo:rsid="00122456" officeooo:paragraph-rsid="00139c88"/>
    </style:style>
    <style:style style:name="P4" style:family="paragraph" style:parent-style-name="Standard" style:list-style-name="L2">
      <style:paragraph-properties fo:line-height="150%" fo:text-align="justify" style:justify-single-word="false"/>
      <style:text-properties officeooo:rsid="00122456" officeooo:paragraph-rsid="00122456"/>
    </style:style>
    <style:style style:name="P5" style:family="paragraph" style:parent-style-name="Standard" style:list-style-name="L2">
      <style:paragraph-properties fo:line-height="150%" fo:text-align="justify" style:justify-single-word="false"/>
      <style:text-properties officeooo:rsid="0013a36c" officeooo:paragraph-rsid="0013a36c"/>
    </style:style>
    <style:style style:name="P6" style:family="paragraph" style:parent-style-name="Standard" style:list-style-name="L2">
      <style:paragraph-properties fo:line-height="150%" fo:text-align="justify" style:justify-single-word="false"/>
      <style:text-properties officeooo:rsid="001177ca" officeooo:paragraph-rsid="001177ca"/>
    </style:style>
    <style:style style:name="P7" style:family="paragraph" style:parent-style-name="Standard" style:list-style-name="L1">
      <style:paragraph-properties fo:line-height="150%" fo:text-align="justify" style:justify-single-word="false"/>
      <style:text-properties fo:font-style="italic" style:text-underline-style="solid" style:text-underline-width="auto" style:text-underline-color="font-color" fo:font-weight="bold" officeooo:rsid="001025c8" officeooo:paragraph-rsid="001025c8" style:font-style-asian="italic" style:font-weight-asian="bold" style:font-style-complex="italic" style:font-weight-complex="bold"/>
    </style:style>
    <style:style style:name="T1" style:family="text">
      <style:text-properties officeooo:rsid="00139c88"/>
    </style:style>
    <style:style style:name="T2" style:family="text">
      <style:text-properties officeooo:rsid="00168599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823133606" text:style-name="L1">
        <text:list-header>
          <text:p text:style-name="P1"/>
        </text:list-header>
      </text:list>
      <text:list xml:id="list2865063456" text:style-name="L2">
        <text:list-item>
          <text:p text:style-name="P3">Use Jupitor Notebook</text:p>
          <text:p text:style-name="P3">(create a folder with the name ‘MyNotebook<text:span text:style-name="T1">s</text:span>’,</text:p>
          <text:p text:style-name="P4"><text:s/>Inside the folder create a new notebook with the name ‘<text:span text:style-name="T1">Notebook_1</text:span>’)</text:p>
        </text:list-item>
        <text:list-item>
          <text:p text:style-name="P5">Import Libraries(pandas, numpy, matplotlib)</text:p>
        </text:list-item>
        <text:list-item>
          <text:p text:style-name="P2">Read dataset (using pandas)</text:p>
        </text:list-item>
        <text:list-item>
          <text:p text:style-name="P6">Create dataframe.</text:p>
        </text:list-item>
      </text:list>
      <text:list xml:id="list220415112072549" text:continue-list="list823133606" text:style-name="L1">
        <text:list-header>
          <text:p text:style-name="P7">EDA</text:p>
        </text:list-header>
        <text:list-item>
          <text:p text:style-name="P1"><text:s/>What is the shape of the dataset? (rows, columns)</text:p>
        </text:list-item>
        <text:list-item>
          <text:p text:style-name="P1">What are the different data types in the dataset?</text:p>
        </text:list-item>
        <text:list-item>
          <text:p text:style-name="P1">Are there any missing or null values in the dataset?</text:p>
        </text:list-item>
        <text:list-item>
          <text:p text:style-name="P1">What are the statistics (mean, median, mode) of the numerical columns?</text:p>
        </text:list-item>
        <text:list-item>
          <text:p text:style-name="P1">What are the unique values and frequencies of the categorical columns?</text:p>
        </text:list-item>
        <text:list-item>
          <text:p text:style-name="P1">What is the distribution of the numerical columns?</text:p>
        </text:list-item>
        <text:list-item>
          <text:p text:style-name="P1">Are there any outliers in the numerical columns?</text:p>
        </text:list-item>
        <text:list-item>
          <text:p text:style-name="P1">Are there any correlations among the numerical columns?</text:p>
        </text:list-item>
        <text:list-item>
          <text:p text:style-name="P1">Are there any patterns in the date or time columns?</text:p>
        </text:list-item>
        <text:list-item>
          <text:p text:style-name="P1">Are there any duplicated rows in the dataset?</text:p>
        </text:list-item>
        <text:list-item>
          <text:p text:style-name="P1">Are there any unusual or unexpected values in the dataset?</text:p>
        </text:list-item>
        <text:list-item>
          <text:p text:style-name="P1">What is the range of values for each numerical column?</text:p>
        </text:list-item>
        <text:list-item>
          <text:p text:style-name="P1">What are the minimum and maximum values for each numerical column?</text:p>
        </text:list-item>
        <text:list-item>
          <text:p text:style-name="P1">What are the most common values in each categorical column?</text:p>
        </text:list-item>
        <text:list-item>
          <text:p text:style-name="P1">Are there any errors or inconsistencies in the data?</text:p>
        </text:list-item>
        <text:list-item>
          <text:p text:style-name="P1">Are there any discrepancies in the data?</text:p>
        </text:list-item>
        <text:list-item>
          <text:p text:style-name="P1">What are the column names in the dataset?</text:p>
        </text:list-item>
        <text:list-item>
          <text:p text:style-name="P1">How many rows and columns are in the dataset?</text:p>
        </text:list-item>
        <text:list-item>
          <text:p text:style-name="P1">What are the different levels of the categorical columns?</text:p>
        </text:list-item>
        <text:list-item>
          <text:p text:style-name="P1">What are the unique values for each categorical column?</text:p>
        </text:list-item>
        <text:list-item>
          <text:p text:style-name="P1">Are there any columns that are not informative or useful for analysis?</text:p>
        </text:list-item>
        <text:list-item>
          <text:p text:style-name="P1">Are there any columns that need to be transformed or cleaned before analysis?</text:p>
        </text:list-item>
        <text:list-item>
          <text:p text:style-name="P1">Are there any columns that can be dropped from the dataset?</text:p>
        </text:list-item>
        <text:list-item>
          <text:p text:style-name="P1">Are there any columns that can be used as identifiers or keys for merging or joining other datasets?</text:p>
        </text:list-item>
        <text:list-item>
          <text:p text:style-name="P1">Are there any columns that can be used as target variables for prediction or classification tasks?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20T15:16:35.901000000</meta:creation-date>
    <dc:date>2023-01-20T22:04:13.188000000</dc:date>
    <meta:editing-duration>PT43M35S</meta:editing-duration>
    <meta:editing-cycles>7</meta:editing-cycles>
    <meta:generator>LibreOffice/7.3.4.2$Windows_X86_64 LibreOffice_project/728fec16bd5f605073805c3c9e7c4212a0120dc5</meta:generator>
    <meta:document-statistic meta:table-count="0" meta:image-count="0" meta:object-count="0" meta:page-count="1" meta:paragraph-count="32" meta:word-count="317" meta:character-count="1766" meta:non-whitespace-character-count="1510"/>
  </office:meta>
</office:document-meta>
</file>